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7.831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partamento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insert into departamento (codigo, nome) valu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rketing</text:p>
          </table:table-cell>
          <table:table-cell office:value-type="string" office:string-value="(1, 'Marketing')," table:formula="of:=CONCATENATE(&quot;(&quot;;[.A2];&quot;, '&quot;;[.B2];&quot;'),&quot;)" table:style-name="ce1">
            <text:p>(1, 'Marketing'),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cursos Humanos</text:p>
          </table:table-cell>
          <table:table-cell office:value-type="string" office:string-value="(2, 'Recursos Humanos')," table:formula="of:=CONCATENATE(&quot;(&quot;;[.A3];&quot;, '&quot;;[.B3];&quot;'),&quot;)" table:style-name="ce1">
            <text:p>(2, 'Recursos Humanos'),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nceiro</text:p>
          </table:table-cell>
          <table:table-cell office:value-type="string" office:string-value="(3, 'Financeiro')," table:formula="of:=CONCATENATE(&quot;(&quot;;[.A4];&quot;, '&quot;;[.B4];&quot;'),&quot;)" table:style-name="ce1">
            <text:p>(3, 'Financeiro'),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moxarifado</text:p>
          </table:table-cell>
          <table:table-cell office:value-type="string" office:string-value="(4, 'Almoxarifado')," table:formula="of:=CONCATENATE(&quot;(&quot;;[.A5];&quot;, '&quot;;[.B5];&quot;'),&quot;)" table:style-name="ce1">
            <text:p>(4, 'Almoxarifado'),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I</text:p>
          </table:table-cell>
          <table:table-cell office:value-type="string" office:string-value="(5, 'TI')," table:formula="of:=CONCATENATE(&quot;(&quot;;[.A6];&quot;, '&quot;;[.B6];&quot;'),&quot;)" table:style-name="ce1">
            <text:p>(5, 'TI'),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Funcionario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CPF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Genero</text:p>
          </table:table-cell>
          <table:table-cell office:value-type="string" table:style-name="ce1">
            <text:p>Nascimento</text:p>
          </table:table-cell>
          <table:table-cell office:value-type="string" table:style-name="ce1">
            <text:p>Salario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insert into funcionario (cpf, nome, genero, nascimento, salario, departamento) values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office:string-value="4978501" table:formula="of:=TEXT(INT(100000*RAND())*100+[.A2];&quot;0000000&quot;)" table:style-name="ce1">
            <text:p>4978501</text:p>
          </table:table-cell>
          <table:table-cell office:value-type="string" office:string-value="Jose Brito Oliveira" table:formula="of:=CONCATENATE(VLOOKUP(1+INT(RAND()*7);[.$K$2:.$L$8];2);&quot; &quot;;VLOOKUP(1+INT(RAND()*10);[.$M$2:.$N$11];2);&quot; &quot;;VLOOKUP(1+INT(RAND()*10);[.$M$2:.$N$11];2))" table:style-name="ce1">
            <text:p>Jose Brito Oliveir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43-08-16T00:00:00" table:formula="of:=14977+INT(RAND()*22279)" table:style-name="ce2">
            <text:p>1943-08-16</text:p>
          </table:table-cell>
          <table:table-cell office:value-type="float" office:value="12890" table:formula="of:=1000+INT(RAND()*2000)*10" table:style-name="ce1">
            <text:p>12890</text:p>
          </table:table-cell>
          <table:table-cell office:value-type="float" office:value="1" table:formula="of:=1+INT(RAND()*5)" table:style-name="ce1">
            <text:p>1</text:p>
          </table:table-cell>
          <table:table-cell office:value-type="string" office:string-value="('4978501', 'Jose Brito Oliveira', 'm', '1943-08-16', 12890, 1)," table:formula="of:=CONCATENATE(&quot;('&quot;;[.B2];&quot;', '&quot;;[.C2];&quot;', '&quot;;[.D2];&quot;', '&quot;;TEXT([.E2];&quot;AAAA-MM-DD&quot;);&quot;', &quot;;[.F2];&quot;, &quot;;[.G2];&quot;),&quot;)" table:style-name="ce1">
            <text:p>('4978501', 'Jose Brito Oliveira', 'm', '1943-08-16', 12890, 1),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sado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ho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office:string-value="3961202" table:formula="of:=TEXT(INT(100000*RAND())*100+[.A3];&quot;0000000&quot;)" table:style-name="ce1">
            <text:p>3961202</text:p>
          </table:table-cell>
          <table:table-cell office:value-type="string" office:string-value="Isadora Pereira Airez" table:formula="of:=CONCATENATE(VLOOKUP(1+INT(RAND()*7);[.$K$2:.$L$8];2);&quot; &quot;;VLOOKUP(1+INT(RAND()*10);[.$M$2:.$N$11];2);&quot; &quot;;VLOOKUP(1+INT(RAND()*10);[.$M$2:.$N$11];2))" table:style-name="ce1">
            <text:p>Isadora Pereira Airez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70-04-27T00:00:00" table:formula="of:=14977+INT(RAND()*22279)" table:style-name="ce2">
            <text:p>1970-04-27</text:p>
          </table:table-cell>
          <table:table-cell office:value-type="float" office:value="13850" table:formula="of:=1000+INT(RAND()*2000)*10" table:style-name="ce1">
            <text:p>13850</text:p>
          </table:table-cell>
          <table:table-cell office:value-type="float" office:value="5" table:formula="of:=1+INT(RAND()*5)" table:style-name="ce1">
            <text:p>5</text:p>
          </table:table-cell>
          <table:table-cell office:value-type="string" office:string-value="('3961202', 'Isadora Pereira Airez', 'm', '1970-04-27', 13850, 5)," table:formula="of:=CONCATENATE(&quot;('&quot;;[.B3];&quot;', '&quot;;[.C3];&quot;', '&quot;;[.D3];&quot;', '&quot;;TEXT([.E3];&quot;AAAA-MM-DD&quot;);&quot;', &quot;;[.F3];&quot;, &quot;;[.G3];&quot;),&quot;)" table:style-name="ce1">
            <text:p>('3961202', 'Isadora Pereira Airez', 'm', '1970-04-27', 13850, 5),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abry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ito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office:string-value="6669603" table:formula="of:=TEXT(INT(100000*RAND())*100+[.A4];&quot;0000000&quot;)" table:style-name="ce1">
            <text:p>6669603</text:p>
          </table:table-cell>
          <table:table-cell office:value-type="string" office:string-value="Maicon Pinho Melo" table:formula="of:=CONCATENATE(VLOOKUP(1+INT(RAND()*7);[.$K$2:.$L$8];2);&quot; &quot;;VLOOKUP(1+INT(RAND()*10);[.$M$2:.$N$11];2);&quot; &quot;;VLOOKUP(1+INT(RAND()*10);[.$M$2:.$N$11];2))" table:style-name="ce1">
            <text:p>Maicon Pinho Melo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9-01-02T00:00:00" table:formula="of:=14977+INT(RAND()*22279)" table:style-name="ce2">
            <text:p>1969-01-02</text:p>
          </table:table-cell>
          <table:table-cell office:value-type="float" office:value="2320" table:formula="of:=1000+INT(RAND()*2000)*10" table:style-name="ce1">
            <text:p>232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6669603', 'Maicon Pinho Melo', 'm', '1969-01-02', 2320, 3)," table:formula="of:=CONCATENATE(&quot;('&quot;;[.B4];&quot;', '&quot;;[.C4];&quot;', '&quot;;[.D4];&quot;', '&quot;;TEXT([.E4];&quot;AAAA-MM-DD&quot;);&quot;', &quot;;[.F4];&quot;, &quot;;[.G4];&quot;),&quot;)" table:style-name="ce1">
            <text:p>('6669603', 'Maicon Pinho Melo', 'm', '1969-01-02', 2320, 3),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ic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irez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office:string-value="1777604" table:formula="of:=TEXT(INT(100000*RAND())*100+[.A5];&quot;0000000&quot;)" table:style-name="ce1">
            <text:p>1777604</text:p>
          </table:table-cell>
          <table:table-cell office:value-type="string" office:string-value="Rafael Pinho Nunes" table:formula="of:=CONCATENATE(VLOOKUP(1+INT(RAND()*7);[.$K$2:.$L$8];2);&quot; &quot;;VLOOKUP(1+INT(RAND()*10);[.$M$2:.$N$11];2);&quot; &quot;;VLOOKUP(1+INT(RAND()*10);[.$M$2:.$N$11];2))" table:style-name="ce1">
            <text:p>Rafael Pinho Nunes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7-09-26T00:00:00" table:formula="of:=14977+INT(RAND()*22279)" table:style-name="ce2">
            <text:p>1967-09-26</text:p>
          </table:table-cell>
          <table:table-cell office:value-type="float" office:value="6710" table:formula="of:=1000+INT(RAND()*2000)*10" table:style-name="ce1">
            <text:p>6710</text:p>
          </table:table-cell>
          <table:table-cell office:value-type="float" office:value="2" table:formula="of:=1+INT(RAND()*5)" table:style-name="ce1">
            <text:p>2</text:p>
          </table:table-cell>
          <table:table-cell office:value-type="string" office:string-value="('1777604', 'Rafael Pinho Nunes', 'm', '1967-09-26', 6710, 2)," table:formula="of:=CONCATENATE(&quot;('&quot;;[.B5];&quot;', '&quot;;[.C5];&quot;', '&quot;;[.D5];&quot;', '&quot;;TEXT([.E5];&quot;AAAA-MM-DD&quot;);&quot;', &quot;;[.F5];&quot;, &quot;;[.G5];&quot;),&quot;)" table:style-name="ce1">
            <text:p>('1777604', 'Rafael Pinho Nunes', 'm', '1967-09-26', 6710, 2),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afa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lo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office:string-value="6967205" table:formula="of:=TEXT(INT(100000*RAND())*100+[.A6];&quot;0000000&quot;)" table:style-name="ce1">
            <text:p>6967205</text:p>
          </table:table-cell>
          <table:table-cell office:value-type="string" office:string-value="Isadora Melo Nunes" table:formula="of:=CONCATENATE(VLOOKUP(1+INT(RAND()*7);[.$K$2:.$L$8];2);&quot; &quot;;VLOOKUP(1+INT(RAND()*10);[.$M$2:.$N$11];2);&quot; &quot;;VLOOKUP(1+INT(RAND()*10);[.$M$2:.$N$11];2))" table:style-name="ce1">
            <text:p>Isadora Melo Nunes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95-02-28T00:00:00" table:formula="of:=14977+INT(RAND()*22279)" table:style-name="ce2">
            <text:p>1995-02-28</text:p>
          </table:table-cell>
          <table:table-cell office:value-type="float" office:value="8960" table:formula="of:=1000+INT(RAND()*2000)*10" table:style-name="ce1">
            <text:p>8960</text:p>
          </table:table-cell>
          <table:table-cell office:value-type="float" office:value="1" table:formula="of:=1+INT(RAND()*5)" table:style-name="ce1">
            <text:p>1</text:p>
          </table:table-cell>
          <table:table-cell office:value-type="string" office:string-value="('6967205', 'Isadora Melo Nunes', 'f', '1995-02-28', 8960, 1)," table:formula="of:=CONCATENATE(&quot;('&quot;;[.B6];&quot;', '&quot;;[.C6];&quot;', '&quot;;[.D6];&quot;', '&quot;;TEXT([.E6];&quot;AAAA-MM-DD&quot;);&quot;', &quot;;[.F6];&quot;, &quot;;[.G6];&quot;),&quot;)" table:style-name="ce1">
            <text:p>('6967205', 'Isadora Melo Nunes', 'f', '1995-02-28', 8960, 1),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Mar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nes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office:string-value="9867706" table:formula="of:=TEXT(INT(100000*RAND())*100+[.A7];&quot;0000000&quot;)" table:style-name="ce1">
            <text:p>9867706</text:p>
          </table:table-cell>
          <table:table-cell office:value-type="string" office:string-value="Maicon Neves Neves" table:formula="of:=CONCATENATE(VLOOKUP(1+INT(RAND()*7);[.$K$2:.$L$8];2);&quot; &quot;;VLOOKUP(1+INT(RAND()*10);[.$M$2:.$N$11];2);&quot; &quot;;VLOOKUP(1+INT(RAND()*10);[.$M$2:.$N$11];2))" table:style-name="ce1">
            <text:p>Maicon Neves Neves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2001-12-02T00:00:00" table:formula="of:=14977+INT(RAND()*22279)" table:style-name="ce2">
            <text:p>2001-12-02</text:p>
          </table:table-cell>
          <table:table-cell office:value-type="float" office:value="10270" table:formula="of:=1000+INT(RAND()*2000)*10" table:style-name="ce1">
            <text:p>10270</text:p>
          </table:table-cell>
          <table:table-cell office:value-type="float" office:value="1" table:formula="of:=1+INT(RAND()*5)" table:style-name="ce1">
            <text:p>1</text:p>
          </table:table-cell>
          <table:table-cell office:value-type="string" office:string-value="('9867706', 'Maicon Neves Neves', 'm', '2001-12-02', 10270, 1)," table:formula="of:=CONCATENATE(&quot;('&quot;;[.B7];&quot;', '&quot;;[.C7];&quot;', '&quot;;[.D7];&quot;', '&quot;;TEXT([.E7];&quot;AAAA-MM-DD&quot;);&quot;', &quot;;[.F7];&quot;, &quot;;[.G7];&quot;),&quot;)" table:style-name="ce1">
            <text:p>('9867706', 'Maicon Neves Neves', 'm', '2001-12-02', 10270, 1),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o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eves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office:string-value="7486207" table:formula="of:=TEXT(INT(100000*RAND())*100+[.A8];&quot;0000000&quot;)" table:style-name="ce1">
            <text:p>7486207</text:p>
          </table:table-cell>
          <table:table-cell office:value-type="string" office:string-value="Maria Melo Silva" table:formula="of:=CONCATENATE(VLOOKUP(1+INT(RAND()*7);[.$K$2:.$L$8];2);&quot; &quot;;VLOOKUP(1+INT(RAND()*10);[.$M$2:.$N$11];2);&quot; &quot;;VLOOKUP(1+INT(RAND()*10);[.$M$2:.$N$11];2))" table:style-name="ce1">
            <text:p>Maria Melo Silv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78-01-13T00:00:00" table:formula="of:=14977+INT(RAND()*22279)" table:style-name="ce2">
            <text:p>1978-01-13</text:p>
          </table:table-cell>
          <table:table-cell office:value-type="float" office:value="13390" table:formula="of:=1000+INT(RAND()*2000)*10" table:style-name="ce1">
            <text:p>13390</text:p>
          </table:table-cell>
          <table:table-cell office:value-type="float" office:value="2" table:formula="of:=1+INT(RAND()*5)" table:style-name="ce1">
            <text:p>2</text:p>
          </table:table-cell>
          <table:table-cell office:value-type="string" office:string-value="('7486207', 'Maria Melo Silva', 'm', '1978-01-13', 13390, 2)," table:formula="of:=CONCATENATE(&quot;('&quot;;[.B8];&quot;', '&quot;;[.C8];&quot;', '&quot;;[.D8];&quot;', '&quot;;TEXT([.E8];&quot;AAAA-MM-DD&quot;);&quot;', &quot;;[.F8];&quot;, &quot;;[.G8];&quot;),&quot;)" table:style-name="ce1">
            <text:p>('7486207', 'Maria Melo Silva', 'm', '1978-01-13', 13390, 2),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ed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rasil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office:string-value="1314808" table:formula="of:=TEXT(INT(100000*RAND())*100+[.A9];&quot;0000000&quot;)" table:style-name="ce1">
            <text:p>1314808</text:p>
          </table:table-cell>
          <table:table-cell office:value-type="string" office:string-value="Pedro Neves Airez" table:formula="of:=CONCATENATE(VLOOKUP(1+INT(RAND()*7);[.$K$2:.$L$8];2);&quot; &quot;;VLOOKUP(1+INT(RAND()*10);[.$M$2:.$N$11];2);&quot; &quot;;VLOOKUP(1+INT(RAND()*10);[.$M$2:.$N$11];2))" table:style-name="ce1">
            <text:p>Pedro Neves Airez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56-09-29T00:00:00" table:formula="of:=14977+INT(RAND()*22279)" table:style-name="ce2">
            <text:p>1956-09-29</text:p>
          </table:table-cell>
          <table:table-cell office:value-type="float" office:value="3270" table:formula="of:=1000+INT(RAND()*2000)*10" table:style-name="ce1">
            <text:p>3270</text:p>
          </table:table-cell>
          <table:table-cell office:value-type="float" office:value="2" table:formula="of:=1+INT(RAND()*5)" table:style-name="ce1">
            <text:p>2</text:p>
          </table:table-cell>
          <table:table-cell office:value-type="string" office:string-value="('1314808', 'Pedro Neves Airez', 'f', '1956-09-29', 3270, 2)," table:formula="of:=CONCATENATE(&quot;('&quot;;[.B9];&quot;', '&quot;;[.C9];&quot;', '&quot;;[.D9];&quot;', '&quot;;TEXT([.E9];&quot;AAAA-MM-DD&quot;);&quot;', &quot;;[.F9];&quot;, &quot;;[.G9];&quot;),&quot;)" table:style-name="ce1">
            <text:p>('1314808', 'Pedro Neves Airez', 'f', '1956-09-29', 3270, 2),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Oliveira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office:string-value="3138609" table:formula="of:=TEXT(INT(100000*RAND())*100+[.A10];&quot;0000000&quot;)" table:style-name="ce1">
            <text:p>3138609</text:p>
          </table:table-cell>
          <table:table-cell office:value-type="string" office:string-value="Maria Brito Pereira" table:formula="of:=CONCATENATE(VLOOKUP(1+INT(RAND()*7);[.$K$2:.$L$8];2);&quot; &quot;;VLOOKUP(1+INT(RAND()*10);[.$M$2:.$N$11];2);&quot; &quot;;VLOOKUP(1+INT(RAND()*10);[.$M$2:.$N$11];2))" table:style-name="ce1">
            <text:p>Maria Brito Pereir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0-09-17T00:00:00" table:formula="of:=14977+INT(RAND()*22279)" table:style-name="ce2">
            <text:p>1960-09-17</text:p>
          </table:table-cell>
          <table:table-cell office:value-type="float" office:value="2550" table:formula="of:=1000+INT(RAND()*2000)*10" table:style-name="ce1">
            <text:p>2550</text:p>
          </table:table-cell>
          <table:table-cell office:value-type="float" office:value="4" table:formula="of:=1+INT(RAND()*5)" table:style-name="ce1">
            <text:p>4</text:p>
          </table:table-cell>
          <table:table-cell office:value-type="string" office:string-value="('3138609', 'Maria Brito Pereira', 'm', '1960-09-17', 2550, 4)," table:formula="of:=CONCATENATE(&quot;('&quot;;[.B10];&quot;', '&quot;;[.C10];&quot;', '&quot;;[.D10];&quot;', '&quot;;TEXT([.E10];&quot;AAAA-MM-DD&quot;);&quot;', &quot;;[.F10];&quot;, &quot;;[.G10];&quot;),&quot;)" table:style-name="ce1">
            <text:p>('3138609', 'Maria Brito Pereira', 'm', '1960-09-17', 2550, 4),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ereira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office:string-value="6359310" table:formula="of:=TEXT(INT(100000*RAND())*100+[.A11];&quot;0000000&quot;)" table:style-name="ce1">
            <text:p>6359310</text:p>
          </table:table-cell>
          <table:table-cell office:value-type="string" office:string-value="Jose Airez Airez" table:formula="of:=CONCATENATE(VLOOKUP(1+INT(RAND()*7);[.$K$2:.$L$8];2);&quot; &quot;;VLOOKUP(1+INT(RAND()*10);[.$M$2:.$N$11];2);&quot; &quot;;VLOOKUP(1+INT(RAND()*10);[.$M$2:.$N$11];2))" table:style-name="ce1">
            <text:p>Jose Airez Airez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75-02-24T00:00:00" table:formula="of:=14977+INT(RAND()*22279)" table:style-name="ce2">
            <text:p>1975-02-24</text:p>
          </table:table-cell>
          <table:table-cell office:value-type="float" office:value="16430" table:formula="of:=1000+INT(RAND()*2000)*10" table:style-name="ce1">
            <text:p>16430</text:p>
          </table:table-cell>
          <table:table-cell office:value-type="float" office:value="4" table:formula="of:=1+INT(RAND()*5)" table:style-name="ce1">
            <text:p>4</text:p>
          </table:table-cell>
          <table:table-cell office:value-type="string" office:string-value="('6359310', 'Jose Airez Airez', 'f', '1975-02-24', 16430, 4)," table:formula="of:=CONCATENATE(&quot;('&quot;;[.B11];&quot;', '&quot;;[.C11];&quot;', '&quot;;[.D11];&quot;', '&quot;;TEXT([.E11];&quot;AAAA-MM-DD&quot;);&quot;', &quot;;[.F11];&quot;, &quot;;[.G11];&quot;),&quot;)" table:style-name="ce1">
            <text:p>('6359310', 'Jose Airez Airez', 'f', '1975-02-24', 16430, 4),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ilva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office:string-value="0485011" table:formula="of:=TEXT(INT(100000*RAND())*100+[.A12];&quot;0000000&quot;)" table:style-name="ce1">
            <text:p>0485011</text:p>
          </table:table-cell>
          <table:table-cell office:value-type="string" office:string-value="Pedro Melo Neves" table:formula="of:=CONCATENATE(VLOOKUP(1+INT(RAND()*7);[.$K$2:.$L$8];2);&quot; &quot;;VLOOKUP(1+INT(RAND()*10);[.$M$2:.$N$11];2);&quot; &quot;;VLOOKUP(1+INT(RAND()*10);[.$M$2:.$N$11];2))" table:style-name="ce1">
            <text:p>Pedro Melo Neves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71-11-02T00:00:00" table:formula="of:=14977+INT(RAND()*22279)" table:style-name="ce2">
            <text:p>1971-11-02</text:p>
          </table:table-cell>
          <table:table-cell office:value-type="float" office:value="2140" table:formula="of:=1000+INT(RAND()*2000)*10" table:style-name="ce1">
            <text:p>214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0485011', 'Pedro Melo Neves', 'm', '1971-11-02', 2140, 3)," table:formula="of:=CONCATENATE(&quot;('&quot;;[.B12];&quot;', '&quot;;[.C12];&quot;', '&quot;;[.D12];&quot;', '&quot;;TEXT([.E12];&quot;AAAA-MM-DD&quot;);&quot;', &quot;;[.F12];&quot;, &quot;;[.G12];&quot;),&quot;)" table:style-name="ce1">
            <text:p>('0485011', 'Pedro Melo Neves', 'm', '1971-11-02', 2140, 3),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office:string-value="8031512" table:formula="of:=TEXT(INT(100000*RAND())*100+[.A13];&quot;0000000&quot;)" table:style-name="ce1">
            <text:p>8031512</text:p>
          </table:table-cell>
          <table:table-cell office:value-type="string" office:string-value="Gabryel Neves Silva" table:formula="of:=CONCATENATE(VLOOKUP(1+INT(RAND()*7);[.$K$2:.$L$8];2);&quot; &quot;;VLOOKUP(1+INT(RAND()*10);[.$M$2:.$N$11];2);&quot; &quot;;VLOOKUP(1+INT(RAND()*10);[.$M$2:.$N$11];2))" table:style-name="ce1">
            <text:p>Gabryel Neves Silv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1-06-03T00:00:00" table:formula="of:=14977+INT(RAND()*22279)" table:style-name="ce2">
            <text:p>1961-06-03</text:p>
          </table:table-cell>
          <table:table-cell office:value-type="float" office:value="20070" table:formula="of:=1000+INT(RAND()*2000)*10" table:style-name="ce1">
            <text:p>20070</text:p>
          </table:table-cell>
          <table:table-cell office:value-type="float" office:value="4" table:formula="of:=1+INT(RAND()*5)" table:style-name="ce1">
            <text:p>4</text:p>
          </table:table-cell>
          <table:table-cell office:value-type="string" office:string-value="('8031512', 'Gabryel Neves Silva', 'm', '1961-06-03', 20070, 4)," table:formula="of:=CONCATENATE(&quot;('&quot;;[.B13];&quot;', '&quot;;[.C13];&quot;', '&quot;;[.D13];&quot;', '&quot;;TEXT([.E13];&quot;AAAA-MM-DD&quot;);&quot;', &quot;;[.F13];&quot;, &quot;;[.G13];&quot;),&quot;)" table:style-name="ce1">
            <text:p>('8031512', 'Gabryel Neves Silva', 'm', '1961-06-03', 20070, 4),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office:string-value="8696313" table:formula="of:=TEXT(INT(100000*RAND())*100+[.A14];&quot;0000000&quot;)" table:style-name="ce1">
            <text:p>8696313</text:p>
          </table:table-cell>
          <table:table-cell office:value-type="string" office:string-value="Jose Brasil Melo" table:formula="of:=CONCATENATE(VLOOKUP(1+INT(RAND()*7);[.$K$2:.$L$8];2);&quot; &quot;;VLOOKUP(1+INT(RAND()*10);[.$M$2:.$N$11];2);&quot; &quot;;VLOOKUP(1+INT(RAND()*10);[.$M$2:.$N$11];2))" table:style-name="ce1">
            <text:p>Jose Brasil Melo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53-06-11T00:00:00" table:formula="of:=14977+INT(RAND()*22279)" table:style-name="ce2">
            <text:p>1953-06-11</text:p>
          </table:table-cell>
          <table:table-cell office:value-type="float" office:value="16860" table:formula="of:=1000+INT(RAND()*2000)*10" table:style-name="ce1">
            <text:p>16860</text:p>
          </table:table-cell>
          <table:table-cell office:value-type="float" office:value="1" table:formula="of:=1+INT(RAND()*5)" table:style-name="ce1">
            <text:p>1</text:p>
          </table:table-cell>
          <table:table-cell office:value-type="string" office:string-value="('8696313', 'Jose Brasil Melo', 'm', '1953-06-11', 16860, 1)," table:formula="of:=CONCATENATE(&quot;('&quot;;[.B14];&quot;', '&quot;;[.C14];&quot;', '&quot;;[.D14];&quot;', '&quot;;TEXT([.E14];&quot;AAAA-MM-DD&quot;);&quot;', &quot;;[.F14];&quot;, &quot;;[.G14];&quot;),&quot;)" table:style-name="ce1">
            <text:p>('8696313', 'Jose Brasil Melo', 'm', '1953-06-11', 16860, 1),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office:string-value="4764414" table:formula="of:=TEXT(INT(100000*RAND())*100+[.A15];&quot;0000000&quot;)" table:style-name="ce1">
            <text:p>4764414</text:p>
          </table:table-cell>
          <table:table-cell office:value-type="string" office:string-value="Gabryel Airez Silva" table:formula="of:=CONCATENATE(VLOOKUP(1+INT(RAND()*7);[.$K$2:.$L$8];2);&quot; &quot;;VLOOKUP(1+INT(RAND()*10);[.$M$2:.$N$11];2);&quot; &quot;;VLOOKUP(1+INT(RAND()*10);[.$M$2:.$N$11];2))" table:style-name="ce1">
            <text:p>Gabryel Airez Silva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48-03-28T00:00:00" table:formula="of:=14977+INT(RAND()*22279)" table:style-name="ce2">
            <text:p>1948-03-28</text:p>
          </table:table-cell>
          <table:table-cell office:value-type="float" office:value="1080" table:formula="of:=1000+INT(RAND()*2000)*10" table:style-name="ce1">
            <text:p>1080</text:p>
          </table:table-cell>
          <table:table-cell office:value-type="float" office:value="4" table:formula="of:=1+INT(RAND()*5)" table:style-name="ce1">
            <text:p>4</text:p>
          </table:table-cell>
          <table:table-cell office:value-type="string" office:string-value="('4764414', 'Gabryel Airez Silva', 'f', '1948-03-28', 1080, 4)," table:formula="of:=CONCATENATE(&quot;('&quot;;[.B15];&quot;', '&quot;;[.C15];&quot;', '&quot;;[.D15];&quot;', '&quot;;TEXT([.E15];&quot;AAAA-MM-DD&quot;);&quot;', &quot;;[.F15];&quot;, &quot;;[.G15];&quot;),&quot;)" table:style-name="ce1">
            <text:p>('4764414', 'Gabryel Airez Silva', 'f', '1948-03-28', 1080, 4),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office:string-value="0446015" table:formula="of:=TEXT(INT(100000*RAND())*100+[.A16];&quot;0000000&quot;)" table:style-name="ce1">
            <text:p>0446015</text:p>
          </table:table-cell>
          <table:table-cell office:value-type="string" office:string-value="Maria Pinho Melo" table:formula="of:=CONCATENATE(VLOOKUP(1+INT(RAND()*7);[.$K$2:.$L$8];2);&quot; &quot;;VLOOKUP(1+INT(RAND()*10);[.$M$2:.$N$11];2);&quot; &quot;;VLOOKUP(1+INT(RAND()*10);[.$M$2:.$N$11];2))" table:style-name="ce1">
            <text:p>Maria Pinho Melo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9-04-25T00:00:00" table:formula="of:=14977+INT(RAND()*22279)" table:style-name="ce2">
            <text:p>1969-04-25</text:p>
          </table:table-cell>
          <table:table-cell office:value-type="float" office:value="17450" table:formula="of:=1000+INT(RAND()*2000)*10" table:style-name="ce1">
            <text:p>17450</text:p>
          </table:table-cell>
          <table:table-cell office:value-type="float" office:value="2" table:formula="of:=1+INT(RAND()*5)" table:style-name="ce1">
            <text:p>2</text:p>
          </table:table-cell>
          <table:table-cell office:value-type="string" office:string-value="('0446015', 'Maria Pinho Melo', 'm', '1969-04-25', 17450, 2)," table:formula="of:=CONCATENATE(&quot;('&quot;;[.B16];&quot;', '&quot;;[.C16];&quot;', '&quot;;[.D16];&quot;', '&quot;;TEXT([.E16];&quot;AAAA-MM-DD&quot;);&quot;', &quot;;[.F16];&quot;, &quot;;[.G16];&quot;),&quot;)" table:style-name="ce1">
            <text:p>('0446015', 'Maria Pinho Melo', 'm', '1969-04-25', 17450, 2),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office:string-value="3765516" table:formula="of:=TEXT(INT(100000*RAND())*100+[.A17];&quot;0000000&quot;)" table:style-name="ce1">
            <text:p>3765516</text:p>
          </table:table-cell>
          <table:table-cell office:value-type="string" office:string-value="Rafael Silva Oliveira" table:formula="of:=CONCATENATE(VLOOKUP(1+INT(RAND()*7);[.$K$2:.$L$8];2);&quot; &quot;;VLOOKUP(1+INT(RAND()*10);[.$M$2:.$N$11];2);&quot; &quot;;VLOOKUP(1+INT(RAND()*10);[.$M$2:.$N$11];2))" table:style-name="ce1">
            <text:p>Rafael Silva Oliveira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80-04-02T00:00:00" table:formula="of:=14977+INT(RAND()*22279)" table:style-name="ce2">
            <text:p>1980-04-02</text:p>
          </table:table-cell>
          <table:table-cell office:value-type="float" office:value="7900" table:formula="of:=1000+INT(RAND()*2000)*10" table:style-name="ce1">
            <text:p>790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3765516', 'Rafael Silva Oliveira', 'f', '1980-04-02', 7900, 3)," table:formula="of:=CONCATENATE(&quot;('&quot;;[.B17];&quot;', '&quot;;[.C17];&quot;', '&quot;;[.D17];&quot;', '&quot;;TEXT([.E17];&quot;AAAA-MM-DD&quot;);&quot;', &quot;;[.F17];&quot;, &quot;;[.G17];&quot;),&quot;)" table:style-name="ce1">
            <text:p>('3765516', 'Rafael Silva Oliveira', 'f', '1980-04-02', 7900, 3)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office:string-value="1654717" table:formula="of:=TEXT(INT(100000*RAND())*100+[.A18];&quot;0000000&quot;)" table:style-name="ce1">
            <text:p>1654717</text:p>
          </table:table-cell>
          <table:table-cell office:value-type="string" office:string-value="Pedro Oliveira Nunes" table:formula="of:=CONCATENATE(VLOOKUP(1+INT(RAND()*7);[.$K$2:.$L$8];2);&quot; &quot;;VLOOKUP(1+INT(RAND()*10);[.$M$2:.$N$11];2);&quot; &quot;;VLOOKUP(1+INT(RAND()*10);[.$M$2:.$N$11];2))" table:style-name="ce1">
            <text:p>Pedro Oliveira Nunes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1-11-07T00:00:00" table:formula="of:=14977+INT(RAND()*22279)" table:style-name="ce2">
            <text:p>1961-11-07</text:p>
          </table:table-cell>
          <table:table-cell office:value-type="float" office:value="15050" table:formula="of:=1000+INT(RAND()*2000)*10" table:style-name="ce1">
            <text:p>1505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1654717', 'Pedro Oliveira Nunes', 'm', '1961-11-07', 15050, 3)," table:formula="of:=CONCATENATE(&quot;('&quot;;[.B18];&quot;', '&quot;;[.C18];&quot;', '&quot;;[.D18];&quot;', '&quot;;TEXT([.E18];&quot;AAAA-MM-DD&quot;);&quot;', &quot;;[.F18];&quot;, &quot;;[.G18];&quot;),&quot;)" table:style-name="ce1">
            <text:p>('1654717', 'Pedro Oliveira Nunes', 'm', '1961-11-07', 15050, 3)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office:string-value="7150018" table:formula="of:=TEXT(INT(100000*RAND())*100+[.A19];&quot;0000000&quot;)" table:style-name="ce1">
            <text:p>7150018</text:p>
          </table:table-cell>
          <table:table-cell office:value-type="string" office:string-value="Gabryel Silva Brasil" table:formula="of:=CONCATENATE(VLOOKUP(1+INT(RAND()*7);[.$K$2:.$L$8];2);&quot; &quot;;VLOOKUP(1+INT(RAND()*10);[.$M$2:.$N$11];2);&quot; &quot;;VLOOKUP(1+INT(RAND()*10);[.$M$2:.$N$11];2))" table:style-name="ce1">
            <text:p>Gabryel Silva Brasil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64-03-30T00:00:00" table:formula="of:=14977+INT(RAND()*22279)" table:style-name="ce2">
            <text:p>1964-03-30</text:p>
          </table:table-cell>
          <table:table-cell office:value-type="float" office:value="19100" table:formula="of:=1000+INT(RAND()*2000)*10" table:style-name="ce1">
            <text:p>19100</text:p>
          </table:table-cell>
          <table:table-cell office:value-type="float" office:value="5" table:formula="of:=1+INT(RAND()*5)" table:style-name="ce1">
            <text:p>5</text:p>
          </table:table-cell>
          <table:table-cell office:value-type="string" office:string-value="('7150018', 'Gabryel Silva Brasil', 'f', '1964-03-30', 19100, 5)," table:formula="of:=CONCATENATE(&quot;('&quot;;[.B19];&quot;', '&quot;;[.C19];&quot;', '&quot;;[.D19];&quot;', '&quot;;TEXT([.E19];&quot;AAAA-MM-DD&quot;);&quot;', &quot;;[.F19];&quot;, &quot;;[.G19];&quot;),&quot;)" table:style-name="ce1">
            <text:p>('7150018', 'Gabryel Silva Brasil', 'f', '1964-03-30', 19100, 5)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office:string-value="0106319" table:formula="of:=TEXT(INT(100000*RAND())*100+[.A20];&quot;0000000&quot;)" table:style-name="ce1">
            <text:p>0106319</text:p>
          </table:table-cell>
          <table:table-cell office:value-type="string" office:string-value="Rafael Pinho Oliveira" table:formula="of:=CONCATENATE(VLOOKUP(1+INT(RAND()*7);[.$K$2:.$L$8];2);&quot; &quot;;VLOOKUP(1+INT(RAND()*10);[.$M$2:.$N$11];2);&quot; &quot;;VLOOKUP(1+INT(RAND()*10);[.$M$2:.$N$11];2))" table:style-name="ce1">
            <text:p>Rafael Pinho Oliveira</text:p>
          </table:table-cell>
          <table:table-cell office:value-type="string" office:string-value="f" table:formula="of:=IF(RAND() &lt; 0.75;&quot;m&quot;;&quot;f&quot;)" table:style-name="ce1">
            <text:p>f</text:p>
          </table:table-cell>
          <table:table-cell office:value-type="date" office:date-value="1943-03-27T00:00:00" table:formula="of:=14977+INT(RAND()*22279)" table:style-name="ce2">
            <text:p>1943-03-27</text:p>
          </table:table-cell>
          <table:table-cell office:value-type="float" office:value="15140" table:formula="of:=1000+INT(RAND()*2000)*10" table:style-name="ce1">
            <text:p>15140</text:p>
          </table:table-cell>
          <table:table-cell office:value-type="float" office:value="5" table:formula="of:=1+INT(RAND()*5)" table:style-name="ce1">
            <text:p>5</text:p>
          </table:table-cell>
          <table:table-cell office:value-type="string" office:string-value="('0106319', 'Rafael Pinho Oliveira', 'f', '1943-03-27', 15140, 5)," table:formula="of:=CONCATENATE(&quot;('&quot;;[.B20];&quot;', '&quot;;[.C20];&quot;', '&quot;;[.D20];&quot;', '&quot;;TEXT([.E20];&quot;AAAA-MM-DD&quot;);&quot;', &quot;;[.F20];&quot;, &quot;;[.G20];&quot;),&quot;)" table:style-name="ce1">
            <text:p>('0106319', 'Rafael Pinho Oliveira', 'f', '1943-03-27', 15140, 5)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office:string-value="3890320" table:formula="of:=TEXT(INT(100000*RAND())*100+[.A21];&quot;0000000&quot;)" table:style-name="ce1">
            <text:p>3890320</text:p>
          </table:table-cell>
          <table:table-cell office:value-type="string" office:string-value="Isadora Airez Silva" table:formula="of:=CONCATENATE(VLOOKUP(1+INT(RAND()*7);[.$K$2:.$L$8];2);&quot; &quot;;VLOOKUP(1+INT(RAND()*10);[.$M$2:.$N$11];2);&quot; &quot;;VLOOKUP(1+INT(RAND()*10);[.$M$2:.$N$11];2))" table:style-name="ce1">
            <text:p>Isadora Airez Silv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84-06-17T00:00:00" table:formula="of:=14977+INT(RAND()*22279)" table:style-name="ce2">
            <text:p>1984-06-17</text:p>
          </table:table-cell>
          <table:table-cell office:value-type="float" office:value="4910" table:formula="of:=1000+INT(RAND()*2000)*10" table:style-name="ce1">
            <text:p>491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3890320', 'Isadora Airez Silva', 'm', '1984-06-17', 4910, 3)," table:formula="of:=CONCATENATE(&quot;('&quot;;[.B21];&quot;', '&quot;;[.C21];&quot;', '&quot;;[.D21];&quot;', '&quot;;TEXT([.E21];&quot;AAAA-MM-DD&quot;);&quot;', &quot;;[.F21];&quot;, &quot;;[.G21];&quot;),&quot;)" table:style-name="ce1">
            <text:p>('3890320', 'Isadora Airez Silva', 'm', '1984-06-17', 4910, 3)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office:string-value="4816421" table:formula="of:=TEXT(INT(100000*RAND())*100+[.A22];&quot;0000000&quot;)" table:style-name="ce1">
            <text:p>4816421</text:p>
          </table:table-cell>
          <table:table-cell office:value-type="string" office:string-value="Gabryel Brasil Pereira" table:formula="of:=CONCATENATE(VLOOKUP(1+INT(RAND()*7);[.$K$2:.$L$8];2);&quot; &quot;;VLOOKUP(1+INT(RAND()*10);[.$M$2:.$N$11];2);&quot; &quot;;VLOOKUP(1+INT(RAND()*10);[.$M$2:.$N$11];2))" table:style-name="ce1">
            <text:p>Gabryel Brasil Pereir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79-03-27T00:00:00" table:formula="of:=14977+INT(RAND()*22279)" table:style-name="ce2">
            <text:p>1979-03-27</text:p>
          </table:table-cell>
          <table:table-cell office:value-type="float" office:value="12560" table:formula="of:=1000+INT(RAND()*2000)*10" table:style-name="ce1">
            <text:p>12560</text:p>
          </table:table-cell>
          <table:table-cell office:value-type="float" office:value="2" table:formula="of:=1+INT(RAND()*5)" table:style-name="ce1">
            <text:p>2</text:p>
          </table:table-cell>
          <table:table-cell office:value-type="string" office:string-value="('4816421', 'Gabryel Brasil Pereira', 'm', '1979-03-27', 12560, 2)," table:formula="of:=CONCATENATE(&quot;('&quot;;[.B22];&quot;', '&quot;;[.C22];&quot;', '&quot;;[.D22];&quot;', '&quot;;TEXT([.E22];&quot;AAAA-MM-DD&quot;);&quot;', &quot;;[.F22];&quot;, &quot;;[.G22];&quot;),&quot;)" table:style-name="ce1">
            <text:p>('4816421', 'Gabryel Brasil Pereira', 'm', '1979-03-27', 12560, 2)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office:string-value="5317622" table:formula="of:=TEXT(INT(100000*RAND())*100+[.A23];&quot;0000000&quot;)" table:style-name="ce1">
            <text:p>5317622</text:p>
          </table:table-cell>
          <table:table-cell office:value-type="string" office:string-value="Maria Pinho Oliveira" table:formula="of:=CONCATENATE(VLOOKUP(1+INT(RAND()*7);[.$K$2:.$L$8];2);&quot; &quot;;VLOOKUP(1+INT(RAND()*10);[.$M$2:.$N$11];2);&quot; &quot;;VLOOKUP(1+INT(RAND()*10);[.$M$2:.$N$11];2))" table:style-name="ce1">
            <text:p>Maria Pinho Oliveir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47-05-25T00:00:00" table:formula="of:=14977+INT(RAND()*22279)" table:style-name="ce2">
            <text:p>1947-05-25</text:p>
          </table:table-cell>
          <table:table-cell office:value-type="float" office:value="2410" table:formula="of:=1000+INT(RAND()*2000)*10" table:style-name="ce1">
            <text:p>2410</text:p>
          </table:table-cell>
          <table:table-cell office:value-type="float" office:value="1" table:formula="of:=1+INT(RAND()*5)" table:style-name="ce1">
            <text:p>1</text:p>
          </table:table-cell>
          <table:table-cell office:value-type="string" office:string-value="('5317622', 'Maria Pinho Oliveira', 'm', '1947-05-25', 2410, 1)," table:formula="of:=CONCATENATE(&quot;('&quot;;[.B23];&quot;', '&quot;;[.C23];&quot;', '&quot;;[.D23];&quot;', '&quot;;TEXT([.E23];&quot;AAAA-MM-DD&quot;);&quot;', &quot;;[.F23];&quot;, &quot;;[.G23];&quot;),&quot;)" table:style-name="ce1">
            <text:p>('5317622', 'Maria Pinho Oliveira', 'm', '1947-05-25', 2410, 1)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office:string-value="1077123" table:formula="of:=TEXT(INT(100000*RAND())*100+[.A24];&quot;0000000&quot;)" table:style-name="ce1">
            <text:p>1077123</text:p>
          </table:table-cell>
          <table:table-cell office:value-type="string" office:string-value="Gabryel Pereira Silva" table:formula="of:=CONCATENATE(VLOOKUP(1+INT(RAND()*7);[.$K$2:.$L$8];2);&quot; &quot;;VLOOKUP(1+INT(RAND()*10);[.$M$2:.$N$11];2);&quot; &quot;;VLOOKUP(1+INT(RAND()*10);[.$M$2:.$N$11];2))" table:style-name="ce1">
            <text:p>Gabryel Pereira Silva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69-04-17T00:00:00" table:formula="of:=14977+INT(RAND()*22279)" table:style-name="ce2">
            <text:p>1969-04-17</text:p>
          </table:table-cell>
          <table:table-cell office:value-type="float" office:value="9820" table:formula="of:=1000+INT(RAND()*2000)*10" table:style-name="ce1">
            <text:p>982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1077123', 'Gabryel Pereira Silva', 'm', '1969-04-17', 9820, 3)," table:formula="of:=CONCATENATE(&quot;('&quot;;[.B24];&quot;', '&quot;;[.C24];&quot;', '&quot;;[.D24];&quot;', '&quot;;TEXT([.E24];&quot;AAAA-MM-DD&quot;);&quot;', &quot;;[.F24];&quot;, &quot;;[.G24];&quot;),&quot;)" table:style-name="ce1">
            <text:p>('1077123', 'Gabryel Pereira Silva', 'm', '1969-04-17', 9820, 3)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office:string-value="3201524" table:formula="of:=TEXT(INT(100000*RAND())*100+[.A25];&quot;0000000&quot;)" table:style-name="ce1">
            <text:p>3201524</text:p>
          </table:table-cell>
          <table:table-cell office:value-type="string" office:string-value="Maicon Neves Neves" table:formula="of:=CONCATENATE(VLOOKUP(1+INT(RAND()*7);[.$K$2:.$L$8];2);&quot; &quot;;VLOOKUP(1+INT(RAND()*10);[.$M$2:.$N$11];2);&quot; &quot;;VLOOKUP(1+INT(RAND()*10);[.$M$2:.$N$11];2))" table:style-name="ce1">
            <text:p>Maicon Neves Neves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98-12-22T00:00:00" table:formula="of:=14977+INT(RAND()*22279)" table:style-name="ce2">
            <text:p>1998-12-22</text:p>
          </table:table-cell>
          <table:table-cell office:value-type="float" office:value="11460" table:formula="of:=1000+INT(RAND()*2000)*10" table:style-name="ce1">
            <text:p>11460</text:p>
          </table:table-cell>
          <table:table-cell office:value-type="float" office:value="5" table:formula="of:=1+INT(RAND()*5)" table:style-name="ce1">
            <text:p>5</text:p>
          </table:table-cell>
          <table:table-cell office:value-type="string" office:string-value="('3201524', 'Maicon Neves Neves', 'm', '1998-12-22', 11460, 5)," table:formula="of:=CONCATENATE(&quot;('&quot;;[.B25];&quot;', '&quot;;[.C25];&quot;', '&quot;;[.D25];&quot;', '&quot;;TEXT([.E25];&quot;AAAA-MM-DD&quot;);&quot;', &quot;;[.F25];&quot;, &quot;;[.G25];&quot;),&quot;)" table:style-name="ce1">
            <text:p>('3201524', 'Maicon Neves Neves', 'm', '1998-12-22', 11460, 5)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office:string-value="6351425" table:formula="of:=TEXT(INT(100000*RAND())*100+[.A26];&quot;0000000&quot;)" table:style-name="ce1">
            <text:p>6351425</text:p>
          </table:table-cell>
          <table:table-cell office:value-type="string" office:string-value="Maicon Brasil Brito" table:formula="of:=CONCATENATE(VLOOKUP(1+INT(RAND()*7);[.$K$2:.$L$8];2);&quot; &quot;;VLOOKUP(1+INT(RAND()*10);[.$M$2:.$N$11];2);&quot; &quot;;VLOOKUP(1+INT(RAND()*10);[.$M$2:.$N$11];2))" table:style-name="ce1">
            <text:p>Maicon Brasil Brito</text:p>
          </table:table-cell>
          <table:table-cell office:value-type="string" office:string-value="m" table:formula="of:=IF(RAND() &lt; 0.75;&quot;m&quot;;&quot;f&quot;)" table:style-name="ce1">
            <text:p>m</text:p>
          </table:table-cell>
          <table:table-cell office:value-type="date" office:date-value="1941-05-23T00:00:00" table:formula="of:=14977+INT(RAND()*22279)" table:style-name="ce2">
            <text:p>1941-05-23</text:p>
          </table:table-cell>
          <table:table-cell office:value-type="float" office:value="13990" table:formula="of:=1000+INT(RAND()*2000)*10" table:style-name="ce1">
            <text:p>13990</text:p>
          </table:table-cell>
          <table:table-cell office:value-type="float" office:value="3" table:formula="of:=1+INT(RAND()*5)" table:style-name="ce1">
            <text:p>3</text:p>
          </table:table-cell>
          <table:table-cell office:value-type="string" office:string-value="('6351425', 'Maicon Brasil Brito', 'm', '1941-05-23', 13990, 3)," table:formula="of:=CONCATENATE(&quot;('&quot;;[.B26];&quot;', '&quot;;[.C26];&quot;', '&quot;;[.D26];&quot;', '&quot;;TEXT([.E26];&quot;AAAA-MM-DD&quot;);&quot;', &quot;;[.F26];&quot;, &quot;;[.G26];&quot;),&quot;)" table:style-name="ce1">
            <text:p>('6351425', 'Maicon Brasil Brito', 'm', '1941-05-23', 13990, 3),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UNES</meta:initial-creator>
    <dc:creator>Windows User</dc:creator>
    <meta:creation-date>2021-10-11T19:31:21Z</meta:creation-date>
    <dc:date>2021-11-08T22:57:42Z</dc:date>
    <meta:editing-cycles>1</meta:editing-cycles>
    <meta:editing-duration>PT149S</meta:editing-duration>
  </office:meta>
</office:document-meta>
</file>